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78.69pt"/>
    </style:style>
    <style:style style:name="co9" style:family="table-column">
      <style:table-column-properties fo:break-before="auto" style:column-width="114.24pt"/>
    </style:style>
    <style:style style:name="co10" style:family="table-column">
      <style:table-column-properties fo:break-before="auto" style:column-width="110.35pt"/>
    </style:style>
    <style:style style:name="co11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12" table:number-rows-spanned="1">
            <text:p>Part 1 Fast Fourier Transform</text:p>
          </table:table-cell>
          <table:covered-table-cell table:number-columns-repeated="11" table:style-name="ce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rchitecture</text:p>
          </table:table-cell>
          <table:table-cell office:value-type="string" calcext:value-type="string">
            <text:p>IPC (inst/tick)</text:p>
          </table:table-cell>
          <table:table-cell office:value-type="string" calcext:value-type="string">
            <text:p>Cache Miss Rate L1I</text:p>
          </table:table-cell>
          <table:table-cell office:value-type="string" calcext:value-type="string">
            <text:p>Cache Miss Rate L1D</text:p>
          </table:table-cell>
          <table:table-cell office:value-type="string" calcext:value-type="string">
            <text:p>Cache Miss Rate L2</text:p>
          </table:table-cell>
          <table:table-cell office:value-type="string" calcext:value-type="string">
            <text:p>Cache Miss Rate L3</text:p>
          </table:table-cell>
          <table:table-cell office:value-type="string" calcext:value-type="string">
            <text:p>Cache Hit Rate L1I</text:p>
          </table:table-cell>
          <table:table-cell office:value-type="string" calcext:value-type="string">
            <text:p>Cache Hit Rate L1D</text:p>
          </table:table-cell>
          <table:table-cell office:value-type="string" calcext:value-type="string">
            <text:p>Cache Hit Rate L2</text:p>
          </table:table-cell>
          <table:table-cell office:value-type="string" calcext:value-type="string">
            <text:p>Cache Hit Rate L3</text:p>
          </table:table-cell>
          <table:table-cell office:value-type="string" calcext:value-type="string">
            <text:p>Simulation Time (ticks)</text:p>
          </table:table-cell>
          <table:table-cell office:value-type="string" calcext:value-type="string">
            <text:p>Cache Write Backs L2</text:p>
          </table:table-cell>
          <table:table-cell office:value-type="string" calcext:value-type="string">
            <text:p>Cache Write Backs L3</text:p>
          </table:table-cell>
          <table:table-cell table:number-columns-repeated="2"/>
          <table:table-cell office:value-type="string" calcext:value-type="string">
            <text:p>Inst/s</text:p>
          </table:table-cell>
          <table:table-cell office:value-type="string" calcext:value-type="string">
            <text:p>Tick/s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formula="of:=[.Q4]/[.R4]" office:value-type="float" office:value="0.00116680123254213" calcext:value-type="float">
            <text:p>0.0011668012</text:p>
          </table:table-cell>
          <table:table-cell table:style-name="ce7" office:value-type="float" office:value="0.000174" calcext:value-type="float">
            <text:p>0.000174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543761" calcext:value-type="float">
            <text:p>0.543761</text:p>
          </table:table-cell>
          <table:table-cell/>
          <table:table-cell table:formula="of:=1-[.D4]" office:value-type="float" office:value="0.999826" calcext:value-type="float">
            <text:p>0.999826</text:p>
          </table:table-cell>
          <table:table-cell table:formula="of:=1-[.E4]" office:value-type="float" office:value="0.997888" calcext:value-type="float">
            <text:p>0.997888</text:p>
          </table:table-cell>
          <table:table-cell table:formula="of:=1-[.F4]" office:value-type="float" office:value="0.456239" calcext:value-type="float">
            <text:p>0.456239</text:p>
          </table:table-cell>
          <table:table-cell/>
          <table:table-cell office:value-type="float" office:value="530865809500" calcext:value-type="float">
            <text:p>530865809500</text:p>
          </table:table-cell>
          <table:table-cell office:value-type="float" office:value="112812" calcext:value-type="float">
            <text:p>112812</text:p>
          </table:table-cell>
          <table:table-cell table:number-columns-repeated="3"/>
          <table:table-cell office:value-type="float" office:value="608379" calcext:value-type="float">
            <text:p>608379</text:p>
          </table:table-cell>
          <table:table-cell office:value-type="float" office:value="521407574" calcext:value-type="float">
            <text:p>521407574</text:p>
          </table:table-cell>
        </table:table-row>
        <table:table-row table:style-name="ro1">
          <table:table-cell/>
          <table:table-cell office:value-type="string" calcext:value-type="string">
            <text:p>Baseline + L3</text:p>
          </table:table-cell>
          <table:table-cell table:formula="of:=[.Q5]/[.R5]" office:value-type="float" office:value="0.00116812135468833" calcext:value-type="float">
            <text:p>0.001168121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69136" calcext:value-type="float">
            <text:p>0.69136</text:p>
          </table:table-cell>
          <table:table-cell office:value-type="float" office:value="0.624941" calcext:value-type="float">
            <text:p>0.624941</text:p>
          </table:table-cell>
          <table:table-cell table:formula="of:=1-[.D5]" office:value-type="float" office:value="0.999826" calcext:value-type="float">
            <text:p>0.999826</text:p>
          </table:table-cell>
          <table:table-cell table:formula="of:=1-[.E5]" office:value-type="float" office:value="0.997625" calcext:value-type="float">
            <text:p>0.997625</text:p>
          </table:table-cell>
          <table:table-cell table:formula="of:=1-[.F5]" office:value-type="float" office:value="0.30864" calcext:value-type="float">
            <text:p>0.30864</text:p>
          </table:table-cell>
          <table:table-cell table:formula="of:=1-[.G5]" office:value-type="float" office:value="0.375059" calcext:value-type="float">
            <text:p>0.375059</text:p>
          </table:table-cell>
          <table:table-cell office:value-type="float" office:value="530418427000" calcext:value-type="float">
            <text:p>530418427000</text:p>
          </table:table-cell>
          <table:table-cell office:value-type="float" office:value="68662" calcext:value-type="float">
            <text:p>68662</text:p>
          </table:table-cell>
          <table:table-cell office:value-type="float" office:value="49853" calcext:value-type="float">
            <text:p>49853</text:p>
          </table:table-cell>
          <table:table-cell table:number-columns-repeated="2"/>
          <table:table-cell office:value-type="float" office:value="1150963" calcext:value-type="float">
            <text:p>1150963</text:p>
          </table:table-cell>
          <table:table-cell office:value-type="float" office:value="985311154" calcext:value-type="float">
            <text:p>985311154</text:p>
          </table:table-cell>
        </table:table-row>
        <table:table-row table:style-name="ro1">
          <table:table-cell/>
          <table:table-cell office:value-type="string" calcext:value-type="string">
            <text:p>8 Core + L3</text:p>
          </table:table-cell>
          <table:table-cell table:formula="of:=[.Q6]/[.R6]" office:value-type="float" office:value="0.00145414775054368" calcext:value-type="float">
            <text:p>0.0014541478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695892" calcext:value-type="float">
            <text:p>0.695892</text:p>
          </table:table-cell>
          <table:table-cell office:value-type="float" office:value="0.614157" calcext:value-type="float">
            <text:p>0.614157</text:p>
          </table:table-cell>
          <table:table-cell table:formula="of:=1-[.D6]" office:value-type="float" office:value="0.999891" calcext:value-type="float">
            <text:p>0.999891</text:p>
          </table:table-cell>
          <table:table-cell table:formula="of:=1-[.E6]" office:value-type="float" office:value="0.997415" calcext:value-type="float">
            <text:p>0.997415</text:p>
          </table:table-cell>
          <table:table-cell table:formula="of:=1-[.F6]" office:value-type="float" office:value="0.304108" calcext:value-type="float">
            <text:p>0.304108</text:p>
          </table:table-cell>
          <table:table-cell table:formula="of:=1-[.G6]" office:value-type="float" office:value="0.385843" calcext:value-type="float">
            <text:p>0.385843</text:p>
          </table:table-cell>
          <table:table-cell office:value-type="float" office:value="425822208000" calcext:value-type="float">
            <text:p>425822208000</text:p>
          </table:table-cell>
          <table:table-cell office:value-type="float" office:value="68418" calcext:value-type="float">
            <text:p>68418</text:p>
          </table:table-cell>
          <table:table-cell office:value-type="float" office:value="47233" calcext:value-type="float">
            <text:p>47233</text:p>
          </table:table-cell>
          <table:table-cell table:number-columns-repeated="2"/>
          <table:table-cell office:value-type="float" office:value="1074820" calcext:value-type="float">
            <text:p>1074820</text:p>
          </table:table-cell>
          <table:table-cell office:value-type="float" office:value="739140847" calcext:value-type="float">
            <text:p>73914084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12" table:number-rows-spanned="1">
            <text:p>Part 1 Correlation Medium</text:p>
          </table:table-cell>
          <table:covered-table-cell table:number-columns-repeated="11" table:style-name="ce5"/>
          <table:table-cell table:number-columns-repeated="5"/>
        </table:table-row>
        <table:table-row table:style-name="ro1">
          <table:table-cell/>
          <table:table-cell office:value-type="string" calcext:value-type="string">
            <text:p>Architecture</text:p>
          </table:table-cell>
          <table:table-cell office:value-type="string" calcext:value-type="string">
            <text:p>IPC (inst/tick)</text:p>
          </table:table-cell>
          <table:table-cell office:value-type="string" calcext:value-type="string">
            <text:p>Cache Miss Rate L1I</text:p>
          </table:table-cell>
          <table:table-cell office:value-type="string" calcext:value-type="string">
            <text:p>Cache Miss L1D</text:p>
          </table:table-cell>
          <table:table-cell office:value-type="string" calcext:value-type="string">
            <text:p>Cache Miss L2</text:p>
          </table:table-cell>
          <table:table-cell office:value-type="string" calcext:value-type="string">
            <text:p>Cache Miss L3</text:p>
          </table:table-cell>
          <table:table-cell office:value-type="string" calcext:value-type="string">
            <text:p>Cache Hit Rate L1I</text:p>
          </table:table-cell>
          <table:table-cell office:value-type="string" calcext:value-type="string">
            <text:p>Cache Hit Rate L1D</text:p>
          </table:table-cell>
          <table:table-cell office:value-type="string" calcext:value-type="string">
            <text:p>Cache Hit Rate L2</text:p>
          </table:table-cell>
          <table:table-cell office:value-type="string" calcext:value-type="string">
            <text:p>Cache Hit Rate L3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Cache Write Back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formula="of:=[.Q10]/[.R10]" office:value-type="float" office:value="0.000808337098412311" calcext:value-type="float">
            <text:p>0.0008083371</text:p>
          </table:table-cell>
          <table:table-cell office:value-type="float" office:value="0" calcext:value-type="float">
            <text:p>0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0.537363" calcext:value-type="float">
            <text:p>0.537363</text:p>
          </table:table-cell>
          <table:table-cell/>
          <table:table-cell table:formula="of:=1-[.D10]" office:value-type="float" office:value="1" calcext:value-type="float">
            <text:p>1</text:p>
          </table:table-cell>
          <table:table-cell table:formula="of:=1-[.E10]" office:value-type="float" office:value="0.994959" calcext:value-type="float">
            <text:p>0.994959</text:p>
          </table:table-cell>
          <table:table-cell table:formula="of:=1-[.F10]" office:value-type="float" office:value="0.462637" calcext:value-type="float">
            <text:p>0.462637</text:p>
          </table:table-cell>
          <table:table-cell/>
          <table:table-cell office:value-type="float" office:value="1842635153500" calcext:value-type="float">
            <text:p>1842635153500</text:p>
          </table:table-cell>
          <table:table-cell office:value-type="float" office:value="40147" calcext:value-type="float">
            <text:p>40147</text:p>
          </table:table-cell>
          <table:table-cell table:number-columns-repeated="3"/>
          <table:table-cell office:value-type="float" office:value="700893" calcext:value-type="float">
            <text:p>700893</text:p>
          </table:table-cell>
          <table:table-cell office:value-type="float" office:value="867080085" calcext:value-type="float">
            <text:p>867080085</text:p>
          </table:table-cell>
        </table:table-row>
        <table:table-row table:style-name="ro1">
          <table:table-cell/>
          <table:table-cell office:value-type="string" calcext:value-type="string">
            <text:p>Baseline + L3</text:p>
          </table:table-cell>
          <table:table-cell table:formula="of:=[.Q11]/[.R11]" office:value-type="float" office:value="0.000832229812028337" calcext:value-type="float">
            <text:p>0.0008322298</text:p>
          </table:table-cell>
          <table:table-cell office:value-type="float" office:value="0" calcext:value-type="float">
            <text:p>0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531795" calcext:value-type="float">
            <text:p>0.531795</text:p>
          </table:table-cell>
          <table:table-cell office:value-type="float" office:value="0.022007" calcext:value-type="float">
            <text:p>0.022007</text:p>
          </table:table-cell>
          <table:table-cell table:formula="of:=1-[.D11]" office:value-type="float" office:value="1" calcext:value-type="float">
            <text:p>1</text:p>
          </table:table-cell>
          <table:table-cell table:formula="of:=1-[.E11]" office:value-type="float" office:value="0.994934" calcext:value-type="float">
            <text:p>0.994934</text:p>
          </table:table-cell>
          <table:table-cell table:formula="of:=1-[.F11]" office:value-type="float" office:value="0.468205" calcext:value-type="float">
            <text:p>0.468205</text:p>
          </table:table-cell>
          <table:table-cell table:formula="of:=1-[.G11]" office:value-type="float" office:value="0.977993" calcext:value-type="float">
            <text:p>0.977993</text:p>
          </table:table-cell>
          <table:table-cell office:value-type="float" office:value="1789733326000" calcext:value-type="float">
            <text:p>1789733326000</text:p>
          </table:table-cell>
          <table:table-cell office:value-type="float" office:value="704321" calcext:value-type="float">
            <text:p>704321</text:p>
          </table:table-cell>
          <table:table-cell table:number-columns-repeated="3"/>
          <table:table-cell office:value-type="float" office:value="1275322" calcext:value-type="float">
            <text:p>1275322</text:p>
          </table:table-cell>
          <table:table-cell office:value-type="float" office:value="1532415664" calcext:value-type="float">
            <text:p>1532415664</text:p>
          </table:table-cell>
        </table:table-row>
        <table:table-row table:style-name="ro1">
          <table:table-cell/>
          <table:table-cell office:value-type="string" calcext:value-type="string">
            <text:p>8 Core + L3</text:p>
          </table:table-cell>
          <table:table-cell table:formula="of:=[.Q12]/[.R12]" office:value-type="float" office:value="0.000832229560566404" calcext:value-type="float">
            <text:p>0.0008322296</text:p>
          </table:table-cell>
          <table:table-cell office:value-type="float" office:value="0" calcext:value-type="float">
            <text:p>0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531795" calcext:value-type="float">
            <text:p>0.531795</text:p>
          </table:table-cell>
          <table:table-cell office:value-type="float" office:value="0.022007" calcext:value-type="float">
            <text:p>0.022007</text:p>
          </table:table-cell>
          <table:table-cell table:formula="of:=1-[.D12]" office:value-type="float" office:value="1" calcext:value-type="float">
            <text:p>1</text:p>
          </table:table-cell>
          <table:table-cell table:formula="of:=1-[.E12]" office:value-type="float" office:value="0.994934" calcext:value-type="float">
            <text:p>0.994934</text:p>
          </table:table-cell>
          <table:table-cell table:formula="of:=1-[.F12]" office:value-type="float" office:value="0.468205" calcext:value-type="float">
            <text:p>0.468205</text:p>
          </table:table-cell>
          <table:table-cell table:formula="of:=1-[.G12]" office:value-type="float" office:value="0.977993" calcext:value-type="float">
            <text:p>0.977993</text:p>
          </table:table-cell>
          <table:table-cell office:value-type="float" office:value="1789733326000" calcext:value-type="float">
            <text:p>1789733326000</text:p>
          </table:table-cell>
          <table:table-cell office:value-type="float" office:value="704321" calcext:value-type="float">
            <text:p>704321</text:p>
          </table:table-cell>
          <table:table-cell table:number-columns-repeated="3"/>
          <table:table-cell office:value-type="float" office:value="1250169" calcext:value-type="float">
            <text:p>1250169</text:p>
          </table:table-cell>
          <table:table-cell office:value-type="float" office:value="1502192495" calcext:value-type="float">
            <text:p>150219249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orrelation Medium Cache Miss Rates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4" table:number-rows-spanned="1">
            <text:p>Correlation Medium Misc Stat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onfig\Cache</text:p>
          </table:table-cell>
          <table:table-cell table:style-name="ce6" office:value-type="string" calcext:value-type="string">
            <text:p>L1I</text:p>
          </table:table-cell>
          <table:table-cell table:style-name="ce6" office:value-type="string" calcext:value-type="string">
            <text:p>L1D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number-columns-repeated="3"/>
          <table:table-cell table:style-name="ce8" office:value-type="string" calcext:value-type="string">
            <text:p>Config\Stat</text:p>
          </table:table-cell>
          <table:table-cell table:style-name="ce6" office:value-type="string" calcext:value-type="string">
            <text:p>IPC (inst/tick)</text:p>
          </table:table-cell>
          <table:table-cell table:style-name="ce6" office:value-type="string" calcext:value-type="string">
            <text:p>Simulation Time (ticks)</text:p>
          </table:table-cell>
          <table:table-cell table:style-name="ce6" office:value-type="string" calcext:value-type="string">
            <text:p>Cache Write Backs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Baseline</text:p>
          </table:table-cell>
          <table:table-cell office:value-type="float" office:value="0" calcext:value-type="float">
            <text:p>0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0.537363" calcext:value-type="float">
            <text:p>0.537363</text:p>
          </table:table-cell>
          <table:table-cell table:style-name="ce5" office:value-type="string" calcext:value-type="string">
            <text:p>~</text:p>
          </table:table-cell>
          <table:table-cell table:number-columns-repeated="3"/>
          <table:table-cell table:style-name="ce4" office:value-type="string" calcext:value-type="string">
            <text:p>Baseline</text:p>
          </table:table-cell>
          <table:table-cell table:formula="of:=[.C10]" office:value-type="float" office:value="0.000808337098412311" calcext:value-type="float">
            <text:p>0.0008083371</text:p>
          </table:table-cell>
          <table:table-cell table:style-name="ce10" office:value-type="float" office:value="1842635153500" calcext:value-type="float">
            <text:p>1842635153500</text:p>
          </table:table-cell>
          <table:table-cell office:value-type="float" office:value="40147" calcext:value-type="float">
            <text:p>4014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aseline + L3</text:p>
          </table:table-cell>
          <table:table-cell office:value-type="float" office:value="0" calcext:value-type="float">
            <text:p>0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531795" calcext:value-type="float">
            <text:p>0.531795</text:p>
          </table:table-cell>
          <table:table-cell office:value-type="float" office:value="0.022007" calcext:value-type="float">
            <text:p>0.022007</text:p>
          </table:table-cell>
          <table:table-cell table:number-columns-repeated="3"/>
          <table:table-cell table:style-name="ce4" office:value-type="string" calcext:value-type="string">
            <text:p>Baseline + L3</text:p>
          </table:table-cell>
          <table:table-cell table:formula="of:=[.C11]" office:value-type="float" office:value="0.000832229812028337" calcext:value-type="float">
            <text:p>0.0008322298</text:p>
          </table:table-cell>
          <table:table-cell table:style-name="ce10" office:value-type="float" office:value="1789733326000" calcext:value-type="float">
            <text:p>1789733326000</text:p>
          </table:table-cell>
          <table:table-cell office:value-type="float" office:value="704321" calcext:value-type="float">
            <text:p>704321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8 CPU + L3</text:p>
          </table:table-cell>
          <table:table-cell office:value-type="float" office:value="0" calcext:value-type="float">
            <text:p>0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0.531795" calcext:value-type="float">
            <text:p>0.531795</text:p>
          </table:table-cell>
          <table:table-cell office:value-type="float" office:value="0.022007" calcext:value-type="float">
            <text:p>0.022007</text:p>
          </table:table-cell>
          <table:table-cell table:number-columns-repeated="3"/>
          <table:table-cell table:style-name="ce4" office:value-type="string" calcext:value-type="string">
            <text:p>8 CPU + L3</text:p>
          </table:table-cell>
          <table:table-cell table:formula="of:=[.C12]" office:value-type="float" office:value="0.000832229560566404" calcext:value-type="float">
            <text:p>0.0008322296</text:p>
          </table:table-cell>
          <table:table-cell table:style-name="ce10" office:value-type="float" office:value="1789733326000" calcext:value-type="float">
            <text:p>1789733326000</text:p>
          </table:table-cell>
          <table:table-cell office:value-type="float" office:value="704321" calcext:value-type="float">
            <text:p>704321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orrelation Medium Cache Hit Rates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FFT Misc Stat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onfig\Cache</text:p>
          </table:table-cell>
          <table:table-cell table:style-name="ce6" office:value-type="string" calcext:value-type="string">
            <text:p>L1I</text:p>
          </table:table-cell>
          <table:table-cell table:style-name="ce6" office:value-type="string" calcext:value-type="string">
            <text:p>L1D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number-columns-repeated="3"/>
          <table:table-cell table:style-name="ce8" office:value-type="string" calcext:value-type="string">
            <text:p>Config\Stat</text:p>
          </table:table-cell>
          <table:table-cell table:style-name="ce9" office:value-type="string" calcext:value-type="string">
            <text:p>IPC (inst/tick)</text:p>
          </table:table-cell>
          <table:table-cell table:style-name="ce6" office:value-type="string" calcext:value-type="string">
            <text:p>Simulation Time (ticks)</text:p>
          </table:table-cell>
          <table:table-cell table:style-name="ce6" office:value-type="string" calcext:value-type="string">
            <text:p>Cache Write Backs L2</text:p>
          </table:table-cell>
          <table:table-cell table:style-name="ce6" office:value-type="string" calcext:value-type="string">
            <text:p>Cache Write Backs L3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Baseline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0.994959" calcext:value-type="float">
            <text:p>0.994959</text:p>
          </table:table-cell>
          <table:table-cell table:formula="of:=[.J10]" office:value-type="float" office:value="0.462637" calcext:value-type="float">
            <text:p>0.462637</text:p>
          </table:table-cell>
          <table:table-cell table:style-name="ce5" office:value-type="string" calcext:value-type="string">
            <text:p>~</text:p>
          </table:table-cell>
          <table:table-cell table:number-columns-repeated="3"/>
          <table:table-cell table:style-name="ce4" office:value-type="string" calcext:value-type="string">
            <text:p>Baseline</text:p>
          </table:table-cell>
          <table:table-cell table:formula="of:=[.C4]" office:value-type="float" office:value="0.00116680123254213" calcext:value-type="float">
            <text:p>0.0011668012</text:p>
          </table:table-cell>
          <table:table-cell office:value-type="float" office:value="530865809500" calcext:value-type="float">
            <text:p>530865809500</text:p>
          </table:table-cell>
          <table:table-cell office:value-type="float" office:value="112812" calcext:value-type="float">
            <text:p>112812</text:p>
          </table:table-cell>
          <table:table-cell table:style-name="ce5" office:value-type="string" calcext:value-type="string">
            <text:p>~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Baseline + L3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" office:value-type="float" office:value="0.994934" calcext:value-type="float">
            <text:p>0.994934</text:p>
          </table:table-cell>
          <table:table-cell table:formula="of:=[.J11]" office:value-type="float" office:value="0.468205" calcext:value-type="float">
            <text:p>0.468205</text:p>
          </table:table-cell>
          <table:table-cell table:formula="of:=[.K11]" office:value-type="float" office:value="0.977993" calcext:value-type="float">
            <text:p>0.977993</text:p>
          </table:table-cell>
          <table:table-cell table:number-columns-repeated="3"/>
          <table:table-cell table:style-name="ce4" office:value-type="string" calcext:value-type="string">
            <text:p>Baseline + L3</text:p>
          </table:table-cell>
          <table:table-cell table:formula="of:=[.C5]" office:value-type="float" office:value="0.00116812135468833" calcext:value-type="float">
            <text:p>0.0011681214</text:p>
          </table:table-cell>
          <table:table-cell office:value-type="float" office:value="530418427000" calcext:value-type="float">
            <text:p>530418427000</text:p>
          </table:table-cell>
          <table:table-cell office:value-type="float" office:value="68662" calcext:value-type="float">
            <text:p>68662</text:p>
          </table:table-cell>
          <table:table-cell office:value-type="float" office:value="49853" calcext:value-type="float">
            <text:p>49853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8 CPU + L3</text:p>
          </table:table-cell>
          <table:table-cell table:formula="of:=[.H12]" office:value-type="float" office:value="1" calcext:value-type="float">
            <text:p>1</text:p>
          </table:table-cell>
          <table:table-cell table:formula="of:=[.I12]" office:value-type="float" office:value="0.994934" calcext:value-type="float">
            <text:p>0.994934</text:p>
          </table:table-cell>
          <table:table-cell table:formula="of:=[.J12]" office:value-type="float" office:value="0.468205" calcext:value-type="float">
            <text:p>0.468205</text:p>
          </table:table-cell>
          <table:table-cell table:formula="of:=[.K12]" office:value-type="float" office:value="0.977993" calcext:value-type="float">
            <text:p>0.977993</text:p>
          </table:table-cell>
          <table:table-cell table:number-columns-repeated="3"/>
          <table:table-cell table:style-name="ce4" office:value-type="string" calcext:value-type="string">
            <text:p>8 CPU + L3</text:p>
          </table:table-cell>
          <table:table-cell table:formula="of:=[.C6]" office:value-type="float" office:value="0.00145414775054368" calcext:value-type="float">
            <text:p>0.0014541478</text:p>
          </table:table-cell>
          <table:table-cell office:value-type="float" office:value="425822208000" calcext:value-type="float">
            <text:p>425822208000</text:p>
          </table:table-cell>
          <table:table-cell office:value-type="float" office:value="68418" calcext:value-type="float">
            <text:p>68418</text:p>
          </table:table-cell>
          <table:table-cell office:value-type="float" office:value="47233" calcext:value-type="float">
            <text:p>4723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2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FFT Cache Miss Rates</text:p>
          </table:table-cell>
          <table:covered-table-cell table:number-columns-repeated="4"/>
          <table:table-cell table:number-columns-repeated="6"/>
          <table:table-cell table:style-name="ce8"/>
          <table:table-cell table:style-name="ce6" table:number-columns-repeated="3"/>
          <table:table-cell table:style-name="ce5"/>
          <table:table-cell/>
        </table:table-row>
        <table:table-row table:style-name="ro1">
          <table:table-cell/>
          <table:table-cell table:style-name="ce3" office:value-type="string" calcext:value-type="string">
            <text:p>Config\Cache</text:p>
          </table:table-cell>
          <table:table-cell table:style-name="ce6" office:value-type="string" calcext:value-type="string">
            <text:p>L1I</text:p>
          </table:table-cell>
          <table:table-cell table:style-name="ce6" office:value-type="string" calcext:value-type="string">
            <text:p>L1D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aseline</text:p>
          </table:table-cell>
          <table:table-cell table:style-name="ce7" office:value-type="float" office:value="0.000174" calcext:value-type="float">
            <text:p>0.000174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543761" calcext:value-type="float">
            <text:p>0.543761</text:p>
          </table:table-cell>
          <table:table-cell table:style-name="ce5" office:value-type="string" calcext:value-type="string">
            <text:p>~</text:p>
          </table:table-cell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aseline + L3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69136" calcext:value-type="float">
            <text:p>0.69136</text:p>
          </table:table-cell>
          <table:table-cell office:value-type="float" office:value="0.624941" calcext:value-type="float">
            <text:p>0.624941</text:p>
          </table:table-cell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8 CPU + L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695892" calcext:value-type="float">
            <text:p>0.695892</text:p>
          </table:table-cell>
          <table:table-cell office:value-type="float" office:value="0.614157" calcext:value-type="float">
            <text:p>0.61415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2" table:number-columns-spanned="5" table:number-rows-spanned="1"/>
          <table:covered-table-cell table:number-columns-repeated="4"/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FFT Cache Hit Rates</text:p>
          </table:table-cell>
          <table:covered-table-cell table:number-columns-repeated="4"/>
          <table:table-cell table:number-columns-repeated="6"/>
          <table:table-cell table:style-name="ce8"/>
          <table:table-cell table:style-name="ce9"/>
          <table:table-cell table:style-name="ce6" table:number-columns-repeated="3"/>
          <table:table-cell/>
        </table:table-row>
        <table:table-row table:style-name="ro1">
          <table:table-cell/>
          <table:table-cell table:style-name="ce3" office:value-type="string" calcext:value-type="string">
            <text:p>Config\Cache</text:p>
          </table:table-cell>
          <table:table-cell table:style-name="ce6" office:value-type="string" calcext:value-type="string">
            <text:p>L1I</text:p>
          </table:table-cell>
          <table:table-cell table:style-name="ce6" office:value-type="string" calcext:value-type="string">
            <text:p>L1D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number-columns-repeated="6"/>
          <table:table-cell table:style-name="ce4"/>
          <table:table-cell table:number-columns-repeated="3"/>
          <table:table-cell table:style-name="ce5"/>
          <table:table-cell/>
        </table:table-row>
        <table:table-row table:style-name="ro1">
          <table:table-cell/>
          <table:table-cell table:style-name="ce4" office:value-type="string" calcext:value-type="string">
            <text:p>Baseline</text:p>
          </table:table-cell>
          <table:table-cell table:formula="of:=[.H4]" office:value-type="float" office:value="0.999826" calcext:value-type="float">
            <text:p>0.999826</text:p>
          </table:table-cell>
          <table:table-cell table:formula="of:=[.I4]" office:value-type="float" office:value="0.997888" calcext:value-type="float">
            <text:p>0.997888</text:p>
          </table:table-cell>
          <table:table-cell table:formula="of:=[.J4]" office:value-type="float" office:value="0.456239" calcext:value-type="float">
            <text:p>0.456239</text:p>
          </table:table-cell>
          <table:table-cell table:style-name="ce5" office:value-type="string" calcext:value-type="string">
            <text:p>~</text:p>
          </table:table-cell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Baseline + L3</text:p>
          </table:table-cell>
          <table:table-cell table:formula="of:=[.H5]" office:value-type="float" office:value="0.999826" calcext:value-type="float">
            <text:p>0.999826</text:p>
          </table:table-cell>
          <table:table-cell table:formula="of:=[.I5]" office:value-type="float" office:value="0.997625" calcext:value-type="float">
            <text:p>0.997625</text:p>
          </table:table-cell>
          <table:table-cell table:formula="of:=[.J5]" office:value-type="float" office:value="0.30864" calcext:value-type="float">
            <text:p>0.30864</text:p>
          </table:table-cell>
          <table:table-cell table:formula="of:=[.K5]" office:value-type="float" office:value="0.375059" calcext:value-type="float">
            <text:p>0.375059</text:p>
          </table:table-cell>
          <table:table-cell table:number-columns-repeated="6"/>
          <table:table-cell table:style-name="ce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8 CPU + L3</text:p>
          </table:table-cell>
          <table:table-cell table:formula="of:=[.H6]" office:value-type="float" office:value="0.999891" calcext:value-type="float">
            <text:p>0.999891</text:p>
          </table:table-cell>
          <table:table-cell table:formula="of:=[.I6]" office:value-type="float" office:value="0.997415" calcext:value-type="float">
            <text:p>0.997415</text:p>
          </table:table-cell>
          <table:table-cell table:formula="of:=[.J6]" office:value-type="float" office:value="0.304108" calcext:value-type="float">
            <text:p>0.304108</text:p>
          </table:table-cell>
          <table:table-cell table:formula="of:=[.K6]" office:value-type="float" office:value="0.385843" calcext:value-type="float">
            <text:p>0.38584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01:12:01.615044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2:00:52.364927312</meta:creation-date>
    <dc:date>2019-02-05T02:40:25.164279665</dc:date>
    <meta:editing-duration>PT39M40S</meta:editing-duration>
    <meta:editing-cycles>10</meta:editing-cycles>
    <meta:generator>LibreOffice/5.1.6.2$Linux_X86_64 LibreOffice_project/10m0$Build-2</meta:generator>
    <meta:document-statistic meta:table-count="1" meta:cell-count="233" meta:object-count="0"/>
  </office:meta>
</office:document-meta>
</file>